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text-align="center"/>
    </style:style>
    <style:style style:name="T4" style:parent-style-name="Policepardéfaut" style:family="text">
      <style:text-properties fo:font-weight="bold" style:font-weight-asian="bold" style:font-weight-complex="bold"/>
    </style:style>
    <style:style style:name="T5" style:parent-style-name="Policepardéfaut" style:family="text">
      <style:text-properties fo:font-weight="bold" style:font-weight-asian="bold" style:font-weight-complex="bold"/>
    </style:style>
    <style:style style:name="T6" style:parent-style-name="Policepardéfaut" style:family="text">
      <style:text-properties fo:font-weight="bold" style:font-weight-asian="bold" style:font-weight-complex="bold"/>
    </style:style>
    <style:style style:name="T7" style:parent-style-name="Policepardéfaut" style:family="text">
      <style:text-properties fo:font-weight="bold" style:font-weight-asian="bold" style:font-weight-complex="bold"/>
    </style:style>
    <style:style style:name="T8" style:parent-style-name="Policepardéfaut" style:family="text">
      <style:text-properties fo:font-weight="bold" style:font-weight-asian="bold" style:font-weight-complex="bold"/>
    </style:style>
    <style:style style:name="T9" style:parent-style-name="Policepardéfaut" style:family="text">
      <style:text-properties fo:font-weight="bold" style:font-weight-asian="bold" style:font-weight-complex="bold"/>
    </style:style>
    <style:style style:name="T10" style:parent-style-name="Policepardéfaut" style:family="text">
      <style:text-properties fo:font-weight="bold" style:font-weight-asian="bold"/>
    </style:style>
    <style:style style:name="T11" style:parent-style-name="Policepardéfaut" style:family="text">
      <style:text-properties fo:font-weight="bold" style:font-weight-asian="bold" style:font-weight-complex="bold"/>
    </style:style>
    <style:style style:name="T12" style:parent-style-name="Policepardéfaut" style:family="text">
      <style:text-properties fo:font-weight="bold" style:font-weight-asian="bold"/>
    </style:style>
  </office:automatic-styles>
  <office:body>
    <office:text text:use-soft-page-breaks="true">
      <text:p text:style-name="P1">Pedro Henrique Suruagy Perrusi</text:p>
      <text:p text:style-name="Standard">Benoît Verreman</text:p>
      <text:p text:style-name="Standard"/>
      <text:p text:style-name="P2">TP2 : Réalisation d’une base de données météorologique</text:p>
      <text:p text:style-name="P3"/>
      <text:p text:style-name="Standard">Choix des attributs :</text:p>
      <text:p text:style-name="Standard"/>
      <text:p text:style-name="Standard"><text:span text:style-name="T4">Indicatif OMM station</text:span><text:s/>(numer_sta) ou ID<text:s/>: identifiant de la station. Elle permet de relier la station d’observation à la région où elle se trouve. Elle ne peut pas servir de clé principale : l’identifiant est unique mais tous les indices ne sont pas pris.<text:s/>Donc on a créé un autre attribut pour la clé primaire.</text:p>
      <text:p text:style-name="Standard"/>
      <text:p text:style-name="Standard"><text:span text:style-name="T5">Nom de la ville de l</text:span><text:span text:style-name="T6">a station</text:span><text:span text:style-name="T7"><text:s/></text:span>: permet de lier à la région</text:p>
      <text:p text:style-name="Standard"/>
      <text:p text:style-name="Standard"><text:span text:style-name="T8">Région</text:span> : demandé dans l’énoncé</text:p>
      <text:p text:style-name="Standard"/>
      <text:p text:style-name="Standard"><text:span text:style-name="T9">Latitude et Longitude</text:span> : permet de connaître la position relative entre les stations, calculer les distances entre elles.</text:p>
      <text:p text:style-name="Standard"/>
      <text:p text:style-name="Standard"><text:span text:style-name="T10">Altitude</text:span> : on peut l’utiliser pour calculer la</text:p>
      <text:p text:style-name="Standard"/>
      <text:p text:style-name="Standard">Les données actuelles ont la même<text:s/><text:span text:style-name="T11">date</text:span>, mais il faut construire la base de données de façon à<text:s/>accueillir<text:s/>de nouvelles données avec une autre date.</text:p>
      <text:p text:style-name="Standard"/>
      <text:p text:style-name="Standard">Les<text:s/><text:span text:style-name="T12">températures moyennes sur 12h et 24h</text:span><text:s/>ne sont pas renseignées donc on ne les prend pas.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VERREMAN Benoit</meta:initial-creator>
    <dc:creator>VERREMAN Benoit</dc:creator>
    <meta:creation-date>2018-10-22T16:32:00Z</meta:creation-date>
    <dc:date>2018-10-25T13:05:00Z</dc:date>
    <meta:template xlink:href="Normal" xlink:type="simple"/>
    <meta:editing-cycles>6</meta:editing-cycles>
    <meta:editing-duration>PT5940S</meta:editing-duration>
    <meta:document-statistic meta:page-count="1" meta:paragraph-count="1" meta:word-count="144" meta:character-count="940" meta:row-count="6" meta:non-whitespace-character-count="797"/>
  </office:meta>
</office:document-meta>
</file>